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widows="1" fo:text-indent="0cm" style:auto-text-indent="false"/>
      <style:text-properties fo:font-variant="normal" fo:text-transform="none" fo:color="#000000" style:font-name="verdana" fo:font-size="8.25pt" fo:letter-spacing="normal" fo:font-style="normal" fo:font-weight="normal" fo:padding="0cm" fo:border="none"/>
    </style:style>
    <style:style style:name="P2" style:family="paragraph" style:parent-style-name="Standard">
      <style:paragraph-properties fo:margin-left="0cm" fo:margin-right="0cm" fo:widows="1" fo:text-indent="0cm" style:auto-text-indent="false"/>
    </style:style>
    <style:style style:name="T1" style:family="text">
      <style:text-properties fo:color="#0000ff" fo:font-weight="bold"/>
    </style:style>
    <style:style style:name="T2" style:family="text">
      <style:text-properties fo:color="#333333" style:font-name="Arial" fo:font-size="9.75pt"/>
    </style:style>
    <style:style style:name="T3" style:family="text">
      <style:text-properties fo:color="#ff0000" fo:font-weight="bold"/>
    </style:style>
    <style:style style:name="T4" style:family="text">
      <style:text-properties fo:font-variant="normal" fo:text-transform="none" fo:color="#0000ff" style:font-name="verdana" fo:font-size="8.25pt" fo:letter-spacing="normal" fo:font-style="normal" fo:font-weight="bold" fo:padding="0cm" fo:border="none"/>
    </style:style>
    <style:style style:name="T5" style:family="text">
      <style:text-properties fo:font-variant="normal" fo:text-transform="none" fo:color="#333333" style:font-name="Arial" fo:font-size="9.75pt" fo:letter-spacing="normal" fo:font-style="normal" fo:font-weight="normal" fo:padding="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garciacr: </text:span><text:span text:style-name="T2">Bienvenido al servicio chat de consultas informáticas de la SUNAT.</text:span></text:p>
      <text:p text:style-name="P1"><text:span text:style-name="T1">cgarciacr: </text:span><text:span text:style-name="T2">Buenos días, lo saluda Carlos Garcia ¿Cuál es su consulta informática?</text:span></text:p>
      <text:p text:style-name="P1"><text:span text:style-name="T3">PERCY CHAVEZ: </text:span><text:span text:style-name="T2">bueno dias </text:span></text:p>
      <text:p text:style-name="P1"><text:span text:style-name="T3">PERCY CHAVEZ: </text:span><text:span text:style-name="T2">mi consulta es porque no funciona la web service de produccion del a factura electronica</text:span></text:p>
      <text:p text:style-name="P1"><text:span text:style-name="T3">PERCY CHAVEZ: </text:span><text:span text:style-name="T2">http://www.sunat.gob.pe/ol-ti-itcpfegem/billService</text:span></text:p>
      <text:p text:style-name="P1"><text:span text:style-name="T1">cgarciacr: </text:span><text:span text:style-name="T2">me brinda su número de RUC por favor</text:span></text:p>
      <text:p text:style-name="P1"><text:span text:style-name="T3">PERCY CHAVEZ: </text:span><text:span text:style-name="T2">205220<text:line-break/>12336</text:span></text:p>
      <text:p text:style-name="P1"><text:span text:style-name="T3">PERCY CHAVEZ: </text:span><text:span text:style-name="T2">ya pase el proceso de homologacion pero ahora estoy en produccion y no funciona el web service de la sunat</text:span></text:p>
      <text:p text:style-name="P1"><text:span text:style-name="T1">cgarciacr: </text:span><text:span text:style-name="T2">me indica el mensaje de error que le muestra al momento de establecer la conexión web services con el servidor de producción</text:span></text:p>
      <text:p text:style-name="P1"><text:span text:style-name="T3">PERCY CHAVEZ: </text:span><text:span text:style-name="T2">ERROR 404 - PAGINA NO DISPONIBLE<text:line-break/><text:line-break/>La página que Ud. desea consultar no existe o en éste momento no se encuentra disponible, por favor revise el URL que está solicitando o intente de ubicarlo desde nuestra página principal.<text:line-break/><text:line-break/><text:line-break/>Si el error persiste, comuníquese con el Webmaster.</text:span></text:p>
      <text:p text:style-name="P2"><text:span text:style-name="T4">cgarciacr: </text:span><text:span text:style-name="T5">señor la direccion estipulada en el manual del programdos es la siguiente: </text:span><text:a xlink:type="simple" xlink:href="https://www.sunat.gob.pe/ol-ti-itcpfegem/billService" office:target-frame-name="_blank" xlink:show="new">https://www.sunat.gob.pe/ol-ti-itcpfegem/billService</text:a></text:p>
      <text:p text:style-name="P1"><text:span text:style-name="T1">cgarciacr: </text:span><text:span text:style-name="T2">es https y usted está enviando http</text:span></text:p>
      <text:p text:style-name="P1"><text:span text:style-name="T1">cgarciacr: </text:span><text:span text:style-name="T2">¿Tiene alguna consulta informática adicional?</text:span></text:p>
      <text:p text:style-name="P1"><text:span text:style-name="T3">PERCY CHAVEZ: </text:span><text:span text:style-name="T2">si </text:span></text:p>
      <text:p text:style-name="P1"><text:span text:style-name="T3">PERCY CHAVEZ: </text:span><text:span text:style-name="T2">cual es el procedimiento para emitir via electronica la factura negociable</text:span></text:p>
      <text:p text:style-name="P1"><text:span text:style-name="T1">cgarciacr: </text:span><text:span text:style-name="T2">No hay procedimiento, solo tiene que cumplir con lo estipulado en la norma que es incluir los campos:<text:line-break/>b) Firma y domicilio del proveedor de bienes o servicios, a cuya orden se entiende emitida. <text:line-break/>c) Domicilio del adquirente del bien o usuario del servicio, a cuyo cargo se emite. <text:line-break/>d) Fecha de vencimiento, conforme a lo establecido en el artículo 4°. A falta de indicación de la fecha de vencimiento en la Factura Negociable, se entiende que vence a los treinta (30) días calendario siguiente a la fecha de emisión.</text:span></text:p>
      <text:p text:style-name="P1"><text:span text:style-name="T1">cgarciacr: </text:span><text:span text:style-name="T2">¿Tiene alguna consulta informática adicional?</text:span></text:p>
      <text:p text:style-name="P1"><text:span text:style-name="T3">PERCY CHAVEZ: </text:span><text:span text:style-name="T2">en la misma factura ? </text:span></text:p>
      <text:p text:style-name="P1"><text:span text:style-name="T3">PERCY CHAVEZ: </text:span><text:span text:style-name="T2">electronica?</text:span></text:p>
      <text:p text:style-name="P1"><text:span text:style-name="T1">cgarciacr: </text:span><text:span text:style-name="T2">si eso está estipulado en RS 211 -2015/SUNAT (Facturas Negociables)</text:span></text:p>
      <text:p text:style-name="P1"><text:span text:style-name="T1">cgarciacr: </text:span><text:span text:style-name="T2">por favor revise dicha norma legal</text:span></text:p>
      <text:p text:style-name="P1"><text:span text:style-name="T3">PERCY CHAVEZ: </text:span><text:span text:style-name="T2">pero no esta en el manual </text:span></text:p>
      <text:p text:style-name="P1"><text:span text:style-name="T3">PERCY CHAVEZ: </text:span><text:span text:style-name="T2">del programador</text:span></text:p>
      <text:p text:style-name="P1"><text:span text:style-name="T1">cgarciacr: </text:span><text:span text:style-name="T2">esa información no se detalla en el manual del programador, es un tema ya de programación XML que debe de hacer su programador, los tag que se deben incluir para las factura negociable están en los anexos de la factura electrónica</text:span></text:p>
      <text:p text:style-name="P1"><text:span text:style-name="T3">PERCY CHAVEZ: </text:span><text:span text:style-name="T2">me envias la direccion de esos anexos porque no los ubico</text:span></text:p>
      <text:p text:style-name="P2"><text:span text:style-name="T4">cgarciacr: </text:span><text:span text:style-name="T5">en el siguiente link encontrar toda la información sobre factura electrónica </text:span><text:a xlink:type="simple" xlink:href="http://orientacion.sunat.gob.pe/index.php?option=com_content&amp;view=article&amp;id=1880:normas-legales&amp;catid=259:factura-electronica-desde-sistemas-contribuyente&amp;Itemid=468" office:target-frame-name="_blank" xlink:show="new">http://orientacion.sunat.gob.pe/index.php?option=com_content&amp;view=article&amp;id=1880:normas-legales&amp;catid=259:factura-electronica-desde-sistemas-contribuyente&amp;Itemid=468</text:a></text:p>
      <text:p text:style-name="P1"><text:span text:style-name="T3">PERCY CHAVEZ: </text:span><text:span text:style-name="T2">gracuas</text:span></text:p>
      <text:p text:style-name="P1"><text:span text:style-name="T1">cgarciacr: </text:span><text:span text:style-name="T2">¿Tiene alguna consulta informática adicional?</text:span></text:p>
      <text:p text:style-name="P1"><text:span text:style-name="T3">PERCY CHAVEZ: </text:span><text:span text:style-name="T2">no gracias eso es todo</text:span></text:p>
      <text:p text:style-name="P1"><text:span text:style-name="T1">cgarciacr: </text:span><text:span text:style-name="T2">Gracias por usar el servicio chat de consultas informáticas de la SUNAT. La(o) atendió Carlos Garcia, buenos día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1:59:48.421793648</meta:creation-date>
    <dc:date>2015-11-04T12:04:07.904947693</dc:date>
    <meta:editing-duration>P0D</meta:editing-duration>
    <meta:editing-cycles>1</meta:editing-cycles>
    <meta:document-statistic meta:table-count="0" meta:image-count="0" meta:object-count="0" meta:page-count="1" meta:paragraph-count="30" meta:word-count="437" meta:character-count="2952" meta:non-whitespace-character-count="2536"/>
    <meta:generator>LibreOffice/4.2.8.2$Linux_X86_64 LibreOffice_project/420m0$Build-2</meta:generator>
  </office:meta>
</office:document-meta>
</file>